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2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wrap-option="wrap" fo:border-left="none" fo:border-right="0.002cm solid #ffffff" fo:border-top="none" style:vertical-align="middle"/>
      <style:paragraph-properties fo:text-align="center"/>
      <style:text-properties style:font-name="Calibri1" fo:font-weight="bold"/>
    </style:style>
    <style:style style:name="ce2" style:family="table-cell" style:parent-style-name="Default">
      <style:table-cell-properties fo:border-bottom="0.035cm solid #000000" style:diagonal-bl-tr="0.002cm solid #ffffff" style:diagonal-tl-br="0.002cm solid #ffffff" style:text-align-source="fix" style:repeat-content="false" fo:border-left="0.002cm solid #ffffff" fo:border-right="0.002cm solid #ffffff" fo:border-top="0.088cm solid #000000" style:vertical-align="middle"/>
      <style:paragraph-properties fo:text-align="start" fo:margin-left="0cm"/>
      <style:text-properties style:font-name="Calibri1"/>
    </style:style>
    <style:style style:name="ce3" style:family="table-cell" style:parent-style-name="Default">
      <style:table-cell-properties fo:border-bottom="0.035cm solid #ffffff" style:diagonal-bl-tr="0.002cm solid #ffffff" style:diagonal-tl-br="0.002cm solid #ffffff" style:text-align-source="fix" style:repeat-content="false" fo:border-left="0.035cm solid #ffffff" fo:border-right="0.035cm solid #ffffff" fo:border-top="0.035cm solid #000000" style:vertical-align="middle"/>
      <style:paragraph-properties fo:text-align="start" fo:margin-left="0cm"/>
      <style:text-properties style:font-name="Calibri1"/>
    </style:style>
    <style:style style:name="ce4" style:family="table-cell" style:parent-style-name="Default">
      <style:table-cell-properties style:vertical-align="middle"/>
      <style:text-properties style:font-name="Calibri1"/>
    </style:style>
    <style:style style:name="ce5" style:family="table-cell" style:parent-style-name="Default">
      <style:table-cell-properties fo:border-bottom="none" style:text-align-source="fix" style:repeat-content="false" fo:border-left="0.002cm solid #ffffff" fo:border-right="0.002cm solid #ffffff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35cm solid #000000" style:diagonal-bl-tr="0.002cm solid #ffffff" style:diagonal-tl-br="0.002cm solid #ffffff" style:text-align-source="fix" style:repeat-content="false" fo:border-left="0.002cm solid #ffffff" fo:border-right="0.002cm solid #ffffff" fo:border-top="0.088cm solid #000000" style:vertical-align="middle"/>
      <style:paragraph-properties fo:text-align="end" fo:margin-left="0cm"/>
      <style:text-properties style:font-name="Calibri1"/>
    </style:style>
    <style:style style:name="ce7" style:family="table-cell" style:parent-style-name="Default">
      <style:table-cell-properties fo:border-bottom="0.035cm solid #ffffff" style:diagonal-bl-tr="0.002cm solid #ffffff" style:diagonal-tl-br="0.002cm solid #ffffff" style:text-align-source="fix" style:repeat-content="false" fo:border-left="0.035cm solid #ffffff" fo:border-right="0.035cm solid #ffffff" fo:border-top="0.035cm solid #000000" style:vertical-align="middle"/>
      <style:paragraph-properties fo:text-align="end" fo:margin-left="0cm"/>
      <style:text-properties style:font-name="Calibri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Calibri1"/>
    </style:style>
    <style:style style:name="ce9" style:family="table-cell" style:parent-style-name="Default">
      <style:table-cell-properties fo:border-bottom="0.035cm solid #000000" style:text-align-source="fix" style:repeat-content="false" fo:wrap-option="wrap" fo:border-left="0.002cm solid #ffffff" fo:border-right="0.002cm solid #ffffff" fo:border-top="none" style:vertical-align="middle"/>
      <style:paragraph-properties fo:text-align="center"/>
      <style:text-properties style:font-name="Calibri1" fo:font-weight="bold"/>
    </style:style>
    <style:style style:name="ce10" style:family="table-cell" style:parent-style-name="Default" style:data-style-name="N0">
      <style:table-cell-properties fo:border-bottom="0.035cm solid #000000" style:diagonal-bl-tr="0.002cm solid #ffffff" style:diagonal-tl-br="0.002cm solid #ffffff" style:text-align-source="fix" style:repeat-content="false" fo:border-left="0.002cm solid #ffffff" fo:border-right="0.002cm solid #ffffff" fo:border-top="0.088cm solid #000000" style:vertical-align="middle"/>
      <style:paragraph-properties fo:text-align="start" fo:margin-left="0cm"/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ce11" style:family="table-cell" style:parent-style-name="Default" style:data-style-name="N0">
      <style:table-cell-properties fo:border-bottom="0.035cm solid #ffffff" style:diagonal-bl-tr="0.002cm solid #ffffff" style:diagonal-tl-br="0.002cm solid #ffffff" style:text-align-source="fix" style:repeat-content="false" fo:border-left="0.035cm solid #ffffff" fo:border-right="0.035cm solid #ffffff" fo:border-top="0.035cm solid #000000" style:vertical-align="middle"/>
      <style:paragraph-properties fo:text-align="start" fo:margin-left="0cm"/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ibri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0.035cm solid #000000" style:text-align-source="fix" style:repeat-content="false" fo:wrap-option="wrap" fo:border-left="0.002cm solid #ffffff" fo:border-right="none" fo:border-top="none" style:vertical-align="middle"/>
      <style:paragraph-properties fo:text-align="center"/>
      <style:text-properties style:font-name="Calibri1" fo:font-weight="bold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search-criteria-must-apply-to-whole-cell="false"/>
      <table:table table:name="Лист1" table:style-name="ta1" table:print="false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hidden form:name="HiddenControl" form:control-implementation="ooo:com.sun.star.form.component.HiddenControl" form:id="control1"/>
          </form:form>
        </office:forms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default-cell-style-name="ce8"/>
        <table:table-column table:style-name="co3" table:default-cell-style-name="ce12"/>
        <table:table-column table:style-name="co4" table:default-cell-style-name="ce8"/>
        <table:table-column table:style-name="co3" table:default-cell-style-name="ce12"/>
        <table:table-column table:style-name="co4" table:default-cell-style-name="ce13"/>
        <table:table-column table:style-name="co3" table:default-cell-style-name="ce14"/>
        <table:table-column table:style-name="co4" table:default-cell-style-name="ce13"/>
        <table:table-column table:style-name="co3" table:default-cell-style-name="ce14"/>
        <table:table-column table:style-name="co4" table:default-cell-style-name="ce13"/>
        <table:table-column table:style-name="co3" table:default-cell-style-name="ce14"/>
        <table:table-column table:style-name="co4" table:default-cell-style-name="ce13"/>
        <table:table-column table:style-name="co3" table:default-cell-style-name="ce14"/>
        <table:table-column table:style-name="co5" table:default-cell-style-name="Default"/>
        <table:table-row table:style-name="ro1">
          <table:table-cell table:style-name="ce1" office:value-type="string">
            <text:p>Имя</text:p>
          </table:table-cell>
          <table:table-cell table:style-name="ce5"/>
          <table:table-cell table:style-name="ce9" office:value-type="string">
            <text:p>Лидерство</text:p>
          </table:table-cell>
          <table:table-cell table:style-name="ce5"/>
          <table:table-cell table:style-name="ce9" office:value-type="string">
            <text:p>Интеллект</text:p>
          </table:table-cell>
          <table:table-cell table:style-name="ce5"/>
          <table:table-cell table:style-name="ce9" office:value-type="string">
            <text:p>Знания</text:p>
          </table:table-cell>
          <table:table-cell table:style-name="ce5"/>
          <table:table-cell table:style-name="ce9" office:value-type="string">
            <text:p>Грамотность</text:p>
          </table:table-cell>
          <table:table-cell table:style-name="ce5"/>
          <table:table-cell table:style-name="ce9" office:value-type="string">
            <text:p>Владение магией</text:p>
          </table:table-cell>
          <table:table-cell table:style-name="ce5"/>
          <table:table-cell table:style-name="ce9" office:value-type="string">
            <text:p>Рукопашный бой</text:p>
          </table:table-cell>
          <table:table-cell table:style-name="ce5"/>
          <table:table-cell table:style-name="ce15" office:value-type="string">
            <text:p>Холодное оружие</text:p>
          </table:table-cell>
          <table:table-cell table:style-name="ce16"/>
        </table:table-row>
        <table:table-row table:style-name="ro2">
          <table:table-cell table:style-name="ce2" office:value-type="string">
            <text:p>Теренс</text:p>
          </table:table-cell>
          <table:table-cell table:style-name="ce6" office:value-type="float" office:value="5">
            <text:p>5</text:p>
          </table:table-cell>
          <table:table-cell table:style-name="ce10" table:formula="of:=CONCATENATE(&quot;[&quot;; REPT(&quot;●&quot;;[.B2]); REPT(&quot;○&quot;;5-[.B2]); &quot;]&quot;)" office:value-type="string" office:string-value="[●●●●●]">
            <text:p>[●●●●●]</text:p>
          </table:table-cell>
          <table:table-cell table:style-name="ce6" office:value-type="float" office:value="4">
            <text:p>4</text:p>
          </table:table-cell>
          <table:table-cell table:style-name="ce10" table:formula="of:=CONCATENATE(&quot;[&quot;; REPT(&quot;●&quot;;[.D2]); REPT(&quot;○&quot;;5-[.D2]); &quot;]&quot;)" office:value-type="string" office:string-value="[●●●●○]">
            <text:p>[●●●●○]</text:p>
          </table:table-cell>
          <table:table-cell table:style-name="ce6" office:value-type="float" office:value="4">
            <text:p>4</text:p>
          </table:table-cell>
          <table:table-cell table:style-name="ce10" table:formula="of:=CONCATENATE(&quot;[&quot;; REPT(&quot;●&quot;;[.F2]); REPT(&quot;○&quot;;5-[.F2]); &quot;]&quot;)" office:value-type="string" office:string-value="[●●●●○]">
            <text:p>[●●●●○]</text:p>
          </table:table-cell>
          <table:table-cell table:style-name="ce6" office:value-type="float" office:value="5">
            <text:p>5</text:p>
          </table:table-cell>
          <table:table-cell table:style-name="ce10" table:formula="of:=CONCATENATE(&quot;[&quot;; REPT(&quot;●&quot;;[.H2]); REPT(&quot;○&quot;;5-[.H2]); &quot;]&quot;)" office:value-type="string" office:string-value="[●●●●●]">
            <text:p>[●●●●●]</text:p>
          </table:table-cell>
          <table:table-cell table:style-name="ce6" office:value-type="float" office:value="3">
            <text:p>3</text:p>
          </table:table-cell>
          <table:table-cell table:style-name="ce10" table:formula="of:=CONCATENATE(&quot;[&quot;; REPT(&quot;●&quot;;[.J2]); REPT(&quot;○&quot;;5-[.J2]); &quot;]&quot;)" office:value-type="string" office:string-value="[●●●○○]">
            <text:p>[●●●○○]</text:p>
          </table:table-cell>
          <table:table-cell table:style-name="ce6" office:value-type="float" office:value="4">
            <text:p>4</text:p>
          </table:table-cell>
          <table:table-cell table:style-name="ce10" table:formula="of:=CONCATENATE(&quot;[&quot;; REPT(&quot;●&quot;;[.L2]); REPT(&quot;○&quot;;5-[.L2]); &quot;]&quot;)" office:value-type="string" office:string-value="[●●●●○]">
            <text:p>[●●●●○]</text:p>
          </table:table-cell>
          <table:table-cell table:style-name="ce6" office:value-type="float" office:value="3">
            <text:p>3</text:p>
          </table:table-cell>
          <table:table-cell table:style-name="ce10" table:formula="of:=CONCATENATE(&quot;[&quot;; REPT(&quot;●&quot;;[.N2]); REPT(&quot;○&quot;;5-[.N2]); &quot;]&quot;)" office:value-type="string" office:string-value="[●●●○○]">
            <text:p>[●●●○○]</text:p>
          </table:table-cell>
          <table:table-cell/>
        </table:table-row>
        <table:table-row table:style-name="ro2">
          <table:table-cell table:style-name="ce3" office:value-type="string">
            <text:p>Элеонора</text:p>
          </table:table-cell>
          <table:table-cell table:style-name="ce7" office:value-type="float" office:value="3">
            <text:p>3</text:p>
          </table:table-cell>
          <table:table-cell table:style-name="ce11" table:formula="of:=CONCATENATE(&quot;[&quot;; REPT(&quot;●&quot;;[.B3]); REPT(&quot;○&quot;;5-[.B3]); &quot;]&quot;)" office:value-type="string" office:string-value="[●●●○○]">
            <text:p>[●●●○○]</text:p>
          </table:table-cell>
          <table:table-cell table:style-name="ce7" office:value-type="float" office:value="5">
            <text:p>5</text:p>
          </table:table-cell>
          <table:table-cell table:style-name="ce11" table:formula="of:=CONCATENATE(&quot;[&quot;; REPT(&quot;●&quot;;[.D3]); REPT(&quot;○&quot;;5-[.D3]); &quot;]&quot;)" office:value-type="string" office:string-value="[●●●●●]">
            <text:p>[●●●●●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3]); REPT(&quot;○&quot;;5-[.F3]); &quot;]&quot;)" office:value-type="string" office:string-value="[●●●●○]">
            <text:p>[●●●●○]</text:p>
          </table:table-cell>
          <table:table-cell table:style-name="ce7" office:value-type="float" office:value="5">
            <text:p>5</text:p>
          </table:table-cell>
          <table:table-cell table:style-name="ce11" table:formula="of:=CONCATENATE(&quot;[&quot;; REPT(&quot;●&quot;;[.H3]); REPT(&quot;○&quot;;5-[.H3]); &quot;]&quot;)" office:value-type="string" office:string-value="[●●●●●]">
            <text:p>[●●●●●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3]); REPT(&quot;○&quot;;5-[.J3]); &quot;]&quot;)" office:value-type="string" office:string-value="[●●●●○]">
            <text:p>[●●●●○]</text:p>
          </table:table-cell>
          <table:table-cell table:style-name="ce7" office:value-type="float" office:value="3">
            <text:p>3</text:p>
          </table:table-cell>
          <table:table-cell table:style-name="ce11" table:formula="of:=CONCATENATE(&quot;[&quot;; REPT(&quot;●&quot;;[.L3]); REPT(&quot;○&quot;;5-[.L3]); &quot;]&quot;)" office:value-type="string" office:string-value="[●●●○○]">
            <text:p>[●●●○○]</text:p>
          </table:table-cell>
          <table:table-cell table:style-name="ce7" office:value-type="float" office:value="5">
            <text:p>5</text:p>
          </table:table-cell>
          <table:table-cell table:style-name="ce11" table:formula="of:=CONCATENATE(&quot;[&quot;; REPT(&quot;●&quot;;[.N3]); REPT(&quot;○&quot;;5-[.N3]); &quot;]&quot;)" office:value-type="string" office:string-value="[●●●●●]">
            <text:p>[●●●●●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4]); REPT(&quot;○&quot;;5-[.B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4]); REPT(&quot;○&quot;;5-[.D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4]); REPT(&quot;○&quot;;5-[.F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4]); REPT(&quot;○&quot;;5-[.H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4]); REPT(&quot;○&quot;;5-[.J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4]); REPT(&quot;○&quot;;5-[.L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4]); REPT(&quot;○&quot;;5-[.N4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5]); REPT(&quot;○&quot;;5-[.B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5]); REPT(&quot;○&quot;;5-[.D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5]); REPT(&quot;○&quot;;5-[.F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5]); REPT(&quot;○&quot;;5-[.H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5]); REPT(&quot;○&quot;;5-[.J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5]); REPT(&quot;○&quot;;5-[.L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5]); REPT(&quot;○&quot;;5-[.N5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6]); REPT(&quot;○&quot;;5-[.B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6]); REPT(&quot;○&quot;;5-[.D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6]); REPT(&quot;○&quot;;5-[.F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6]); REPT(&quot;○&quot;;5-[.H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6]); REPT(&quot;○&quot;;5-[.J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6]); REPT(&quot;○&quot;;5-[.L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6]); REPT(&quot;○&quot;;5-[.N6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7]); REPT(&quot;○&quot;;5-[.B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7]); REPT(&quot;○&quot;;5-[.D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7]); REPT(&quot;○&quot;;5-[.F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7]); REPT(&quot;○&quot;;5-[.H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7]); REPT(&quot;○&quot;;5-[.J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7]); REPT(&quot;○&quot;;5-[.L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7]); REPT(&quot;○&quot;;5-[.N7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8]); REPT(&quot;○&quot;;5-[.B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8]); REPT(&quot;○&quot;;5-[.D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8]); REPT(&quot;○&quot;;5-[.F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8]); REPT(&quot;○&quot;;5-[.H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8]); REPT(&quot;○&quot;;5-[.J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8]); REPT(&quot;○&quot;;5-[.L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8]); REPT(&quot;○&quot;;5-[.N8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9]); REPT(&quot;○&quot;;5-[.B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9]); REPT(&quot;○&quot;;5-[.D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9]); REPT(&quot;○&quot;;5-[.F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9]); REPT(&quot;○&quot;;5-[.H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9]); REPT(&quot;○&quot;;5-[.J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9]); REPT(&quot;○&quot;;5-[.L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9]); REPT(&quot;○&quot;;5-[.N9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0]); REPT(&quot;○&quot;;5-[.B1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0]); REPT(&quot;○&quot;;5-[.D1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0]); REPT(&quot;○&quot;;5-[.F1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0]); REPT(&quot;○&quot;;5-[.H1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0]); REPT(&quot;○&quot;;5-[.J1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0]); REPT(&quot;○&quot;;5-[.L1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0]); REPT(&quot;○&quot;;5-[.N10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1]); REPT(&quot;○&quot;;5-[.B1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1]); REPT(&quot;○&quot;;5-[.D1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1]); REPT(&quot;○&quot;;5-[.F1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1]); REPT(&quot;○&quot;;5-[.H1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1]); REPT(&quot;○&quot;;5-[.J1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1]); REPT(&quot;○&quot;;5-[.L1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1]); REPT(&quot;○&quot;;5-[.N11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2]); REPT(&quot;○&quot;;5-[.B1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2]); REPT(&quot;○&quot;;5-[.D1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2]); REPT(&quot;○&quot;;5-[.F1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2]); REPT(&quot;○&quot;;5-[.H1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2]); REPT(&quot;○&quot;;5-[.J1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2]); REPT(&quot;○&quot;;5-[.L1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2]); REPT(&quot;○&quot;;5-[.N12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3]); REPT(&quot;○&quot;;5-[.B1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3]); REPT(&quot;○&quot;;5-[.D1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3]); REPT(&quot;○&quot;;5-[.F1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3]); REPT(&quot;○&quot;;5-[.H1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3]); REPT(&quot;○&quot;;5-[.J1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3]); REPT(&quot;○&quot;;5-[.L1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3]); REPT(&quot;○&quot;;5-[.N13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4]); REPT(&quot;○&quot;;5-[.B1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4]); REPT(&quot;○&quot;;5-[.D1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4]); REPT(&quot;○&quot;;5-[.F1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4]); REPT(&quot;○&quot;;5-[.H1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4]); REPT(&quot;○&quot;;5-[.J1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4]); REPT(&quot;○&quot;;5-[.L1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4]); REPT(&quot;○&quot;;5-[.N14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5]); REPT(&quot;○&quot;;5-[.B1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5]); REPT(&quot;○&quot;;5-[.D1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5]); REPT(&quot;○&quot;;5-[.F1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5]); REPT(&quot;○&quot;;5-[.H1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5]); REPT(&quot;○&quot;;5-[.J1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5]); REPT(&quot;○&quot;;5-[.L1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5]); REPT(&quot;○&quot;;5-[.N15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6]); REPT(&quot;○&quot;;5-[.B1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6]); REPT(&quot;○&quot;;5-[.D1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6]); REPT(&quot;○&quot;;5-[.F1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6]); REPT(&quot;○&quot;;5-[.H1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6]); REPT(&quot;○&quot;;5-[.J1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6]); REPT(&quot;○&quot;;5-[.L1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6]); REPT(&quot;○&quot;;5-[.N16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7]); REPT(&quot;○&quot;;5-[.B1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7]); REPT(&quot;○&quot;;5-[.D1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7]); REPT(&quot;○&quot;;5-[.F1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7]); REPT(&quot;○&quot;;5-[.H1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7]); REPT(&quot;○&quot;;5-[.J1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7]); REPT(&quot;○&quot;;5-[.L1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7]); REPT(&quot;○&quot;;5-[.N17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8]); REPT(&quot;○&quot;;5-[.B1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8]); REPT(&quot;○&quot;;5-[.D1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8]); REPT(&quot;○&quot;;5-[.F1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8]); REPT(&quot;○&quot;;5-[.H1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8]); REPT(&quot;○&quot;;5-[.J1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8]); REPT(&quot;○&quot;;5-[.L1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8]); REPT(&quot;○&quot;;5-[.N18]); &quot;]&quot;)" office:value-type="string" office:string-value="[●●●●○]">
            <text:p>[●●●●○]</text:p>
          </table:table-cell>
          <table:table-cell/>
        </table:table-row>
        <table:table-row table:style-name="ro2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19]); REPT(&quot;○&quot;;5-[.B1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19]); REPT(&quot;○&quot;;5-[.D1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19]); REPT(&quot;○&quot;;5-[.F1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19]); REPT(&quot;○&quot;;5-[.H1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19]); REPT(&quot;○&quot;;5-[.J1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19]); REPT(&quot;○&quot;;5-[.L1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19]); REPT(&quot;○&quot;;5-[.N19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0]); REPT(&quot;○&quot;;5-[.B2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0]); REPT(&quot;○&quot;;5-[.D2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0]); REPT(&quot;○&quot;;5-[.F2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0]); REPT(&quot;○&quot;;5-[.H2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0]); REPT(&quot;○&quot;;5-[.J2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0]); REPT(&quot;○&quot;;5-[.L2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0]); REPT(&quot;○&quot;;5-[.N20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1]); REPT(&quot;○&quot;;5-[.B2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1]); REPT(&quot;○&quot;;5-[.D2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1]); REPT(&quot;○&quot;;5-[.F2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1]); REPT(&quot;○&quot;;5-[.H2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1]); REPT(&quot;○&quot;;5-[.J2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1]); REPT(&quot;○&quot;;5-[.L2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1]); REPT(&quot;○&quot;;5-[.N21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2]); REPT(&quot;○&quot;;5-[.B2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2]); REPT(&quot;○&quot;;5-[.D2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2]); REPT(&quot;○&quot;;5-[.F2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2]); REPT(&quot;○&quot;;5-[.H2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2]); REPT(&quot;○&quot;;5-[.J2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2]); REPT(&quot;○&quot;;5-[.L2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2]); REPT(&quot;○&quot;;5-[.N22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3]); REPT(&quot;○&quot;;5-[.B2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3]); REPT(&quot;○&quot;;5-[.D2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3]); REPT(&quot;○&quot;;5-[.F2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3]); REPT(&quot;○&quot;;5-[.H2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3]); REPT(&quot;○&quot;;5-[.J2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3]); REPT(&quot;○&quot;;5-[.L2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3]); REPT(&quot;○&quot;;5-[.N23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4]); REPT(&quot;○&quot;;5-[.B2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4]); REPT(&quot;○&quot;;5-[.D2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4]); REPT(&quot;○&quot;;5-[.F2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4]); REPT(&quot;○&quot;;5-[.H2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4]); REPT(&quot;○&quot;;5-[.J2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4]); REPT(&quot;○&quot;;5-[.L2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4]); REPT(&quot;○&quot;;5-[.N24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5]); REPT(&quot;○&quot;;5-[.B2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5]); REPT(&quot;○&quot;;5-[.D2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5]); REPT(&quot;○&quot;;5-[.F2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5]); REPT(&quot;○&quot;;5-[.H2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5]); REPT(&quot;○&quot;;5-[.J2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5]); REPT(&quot;○&quot;;5-[.L2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5]); REPT(&quot;○&quot;;5-[.N25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6]); REPT(&quot;○&quot;;5-[.B2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6]); REPT(&quot;○&quot;;5-[.D2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6]); REPT(&quot;○&quot;;5-[.F2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6]); REPT(&quot;○&quot;;5-[.H2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6]); REPT(&quot;○&quot;;5-[.J2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6]); REPT(&quot;○&quot;;5-[.L26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6]); REPT(&quot;○&quot;;5-[.N26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7]); REPT(&quot;○&quot;;5-[.B2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7]); REPT(&quot;○&quot;;5-[.D2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7]); REPT(&quot;○&quot;;5-[.F2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7]); REPT(&quot;○&quot;;5-[.H2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7]); REPT(&quot;○&quot;;5-[.J2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7]); REPT(&quot;○&quot;;5-[.L27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7]); REPT(&quot;○&quot;;5-[.N27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8]); REPT(&quot;○&quot;;5-[.B2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8]); REPT(&quot;○&quot;;5-[.D2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8]); REPT(&quot;○&quot;;5-[.F2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8]); REPT(&quot;○&quot;;5-[.H2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8]); REPT(&quot;○&quot;;5-[.J2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8]); REPT(&quot;○&quot;;5-[.L28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8]); REPT(&quot;○&quot;;5-[.N28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29]); REPT(&quot;○&quot;;5-[.B2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29]); REPT(&quot;○&quot;;5-[.D2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29]); REPT(&quot;○&quot;;5-[.F2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29]); REPT(&quot;○&quot;;5-[.H2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29]); REPT(&quot;○&quot;;5-[.J2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29]); REPT(&quot;○&quot;;5-[.L29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29]); REPT(&quot;○&quot;;5-[.N29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30]); REPT(&quot;○&quot;;5-[.B3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30]); REPT(&quot;○&quot;;5-[.D3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30]); REPT(&quot;○&quot;;5-[.F3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30]); REPT(&quot;○&quot;;5-[.H3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30]); REPT(&quot;○&quot;;5-[.J3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30]); REPT(&quot;○&quot;;5-[.L30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30]); REPT(&quot;○&quot;;5-[.N30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31]); REPT(&quot;○&quot;;5-[.B3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31]); REPT(&quot;○&quot;;5-[.D3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31]); REPT(&quot;○&quot;;5-[.F3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31]); REPT(&quot;○&quot;;5-[.H3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31]); REPT(&quot;○&quot;;5-[.J3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31]); REPT(&quot;○&quot;;5-[.L31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31]); REPT(&quot;○&quot;;5-[.N31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32]); REPT(&quot;○&quot;;5-[.B3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32]); REPT(&quot;○&quot;;5-[.D3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32]); REPT(&quot;○&quot;;5-[.F3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32]); REPT(&quot;○&quot;;5-[.H3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32]); REPT(&quot;○&quot;;5-[.J3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32]); REPT(&quot;○&quot;;5-[.L32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32]); REPT(&quot;○&quot;;5-[.N32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33]); REPT(&quot;○&quot;;5-[.B3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33]); REPT(&quot;○&quot;;5-[.D3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33]); REPT(&quot;○&quot;;5-[.F3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33]); REPT(&quot;○&quot;;5-[.H3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33]); REPT(&quot;○&quot;;5-[.J3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33]); REPT(&quot;○&quot;;5-[.L33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33]); REPT(&quot;○&quot;;5-[.N33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34]); REPT(&quot;○&quot;;5-[.B3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34]); REPT(&quot;○&quot;;5-[.D3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34]); REPT(&quot;○&quot;;5-[.F3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34]); REPT(&quot;○&quot;;5-[.H3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34]); REPT(&quot;○&quot;;5-[.J3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34]); REPT(&quot;○&quot;;5-[.L34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34]); REPT(&quot;○&quot;;5-[.N34]); &quot;]&quot;)" office:value-type="string" office:string-value="[●●●●○]">
            <text:p>[●●●●○]</text:p>
          </table:table-cell>
          <table:table-cell/>
        </table:table-row>
        <table:table-row table:style-name="ro3">
          <table:table-cell table:style-name="ce3"/>
          <table:table-cell table:style-name="ce7" office:value-type="float" office:value="4">
            <text:p>4</text:p>
          </table:table-cell>
          <table:table-cell table:style-name="ce11" table:formula="of:=CONCATENATE(&quot;[&quot;; REPT(&quot;●&quot;;[.B35]); REPT(&quot;○&quot;;5-[.B3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D35]); REPT(&quot;○&quot;;5-[.D3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F35]); REPT(&quot;○&quot;;5-[.F3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H35]); REPT(&quot;○&quot;;5-[.H3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J35]); REPT(&quot;○&quot;;5-[.J3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L35]); REPT(&quot;○&quot;;5-[.L35]); &quot;]&quot;)" office:value-type="string" office:string-value="[●●●●○]">
            <text:p>[●●●●○]</text:p>
          </table:table-cell>
          <table:table-cell table:style-name="ce7" office:value-type="float" office:value="4">
            <text:p>4</text:p>
          </table:table-cell>
          <table:table-cell table:style-name="ce11" table:formula="of:=CONCATENATE(&quot;[&quot;; REPT(&quot;●&quot;;[.N35]); REPT(&quot;○&quot;;5-[.N35]); &quot;]&quot;)" office:value-type="string" office:string-value="[●●●●○]">
            <text:p>[●●●●○]</text:p>
          </table:table-cell>
          <table:table-cell/>
        </table:table-row>
        <table:table-row table:style-name="ro3" table:number-rows-repeated="104854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Лист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.11.2010</text:date>, <text:time>16:47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15T15:44:15.28</meta:creation-date>
    <dc:date>2010-11-15T16:47:08.39</dc:date>
    <meta:editing-duration>PT00H23M13S</meta:editing-duration>
    <meta:editing-cycles>2</meta:editing-cycles>
    <meta:generator>OpenOffice.org/3.1$Win32 OpenOffice.org_project/310m19$Build-9420</meta:generator>
    <meta:document-statistic meta:table-count="3" meta:cell-count="486" meta:object-count="0"/>
  </office:meta>
</office:document-meta>
</file>